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30">
      <style:table-cell-properties fo:border="thin solid #000000"/>
    </style:style>
    <style:style style:name="ce12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28.1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ro7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ross-List_From_Proj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rom Project 1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5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6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6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string" table:style-name="ce9">
            <text:p>9 to 16</text:p>
          </table:table-cell>
          <table:table-cell office:value-type="float" office:value="5" table:style-name="ce8">
            <text:p>5</text:p>
          </table:table-cell>
          <table:table-cell office:value-type="string" table:style-name="ce9">
            <text:p>iostream, iomanip, cmath, cstdlib, fstream, string, ctim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office:value-type="string" table:style-name="ce9">
            <text:p>39 to 45</text:p>
          </table:table-cell>
          <table:table-cell table:style-name="ce8"/>
          <table:table-cell office:value-type="string" table:style-name="ce9">
            <text:p>No variables in global area, failed project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office:value-type="string" table:style-name="ce9">
            <text:p>39 to 45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office:value-type="string" table:style-name="ce9">
            <text:p>39 to 43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office:value-type="float" office:value="44" table:style-name="ce9">
            <text:p>44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string" table:style-name="ce9">
            <text:p>46/58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office:value-type="string" table:style-name="ce9">
            <text:p>102/162/238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sing doubles will fail the project, floats OK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office:value-type="string" table:style-name="ce9">
            <text:p>45/286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office:value-type="string" table:style-name="ce9">
            <text:p>39 to 47</text:p>
          </table:table-cell>
          <table:table-cell table:style-name="ce8"/>
          <table:table-cell office:value-type="string" table:style-name="ce9">
            <text:p>All variables &lt;= 7 characters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office:value-type="float" office:value="348" table:style-name="ce9">
            <text:p>348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table:style-name="ce9"/>
          <table:table-cell office:value-type="float" office:value="2" table:style-name="ce8">
            <text:p>2</text:p>
          </table:table-cell>
          <table:table-cell office:value-type="string" table:style-name="ce9">
            <text:p>Model as pseudo cod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office:value-type="float" office:value="23" table:style-name="ce9">
            <text:p>23</text:p>
          </table:table-cell>
          <table:table-cell table:style-name="ce8"/>
          <table:table-cell office:value-type="string" table:style-name="ce9">
            <text:p>All Local, only Conversions/Physics/Math in Global area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table:style-name="ce9"/>
          <table:table-cell table:style-name="ce8"/>
          <table:table-cell office:value-type="string" table:style-name="ce9">
            <text:p>Emulate style in book/in class repositiory</text:p>
          </table:table-cell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office:value-type="string" table:style-name="ce9">
            <text:p>80/333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office:value-type="string" table:style-name="ce9">
            <text:p>75/287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office:value-type="string" table:style-name="ce9">
            <text:p>102/238/248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office:value-type="string" table:style-name="ce9">
            <text:p>102/161/237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float" office:value="333" table:style-name="ce9">
            <text:p>333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office:value-type="string" table:style-name="ce9">
            <text:p>240/248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All libraries included have to be used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office:value-type="string" table:style-name="ce9">
            <text:p>86/88/94/110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office:value-type="string" table:style-name="ce9">
            <text:p>86/88/322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dependent if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office:value-type="string" table:style-name="ce9">
            <text:p>94/100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office:value-type="string" table:style-name="ce9">
            <text:p>189 to 190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office:value-type="string" table:style-name="ce9">
            <text:p>140 to 142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office:value-type="string" table:style-name="ce9">
            <text:p>86/88/121/124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office:value-type="string" table:style-name="ce9">
            <text:p>121/124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office:value-type="float" office:value="99" table:style-name="ce9">
            <text:p>99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office:value-type="float" office:value="130" table:style-name="ce9">
            <text:p>130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office:value-type="string" table:style-name="ce9">
            <text:p>133/139/158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office:value-type="float" office:value="121" table:style-name="ce9">
            <text:p>121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office:value-type="string" table:style-name="ce9">
            <text:p>69/77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office:value-type="string" table:style-name="ce9">
            <text:p>295/280/305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office:value-type="float" office:value="61" table:style-name="ce9">
            <text:p>61</text:p>
          </table:table-cell>
          <table:table-cell office:value-type="float" office:value="2" table:style-name="ce8">
            <text:p>2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table:style-name="ce9"/>
          <table:table-cell table:style-name="ce8"/>
          <table:table-cell office:value-type="string" table:style-name="ce9">
            <text:p>Failed Project if included</text:p>
          </table:table-cell>
          <table:table-cell table:number-columns-repeated="16377"/>
        </table:table-row>
        <table:table-row table:number-rows-repeated="2"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string" table:style-name="ce10">
            <text:p>****** Not required to show</text:p>
          </table:table-cell>
          <table:table-cell table:style-name="ce8"/>
          <table:table-cell table:style-name="ce9"/>
          <table:table-cell office:value-type="string" table:style-name="ce9">
            <text:p>Total</text:p>
          </table:table-cell>
          <table:table-cell office:value-type="float" office:value="30" table:style-name="ce8">
            <text:p>30</text:p>
          </table:table-cell>
          <table:table-cell table:style-name="ce9"/>
          <table:table-cell table:number-columns-repeated="16377"/>
        </table:table-row>
        <table:table-row table:number-rows-repeated="1048520" table:style-name="ro6">
          <table:table-cell table:number-columns-repeated="16384"/>
        </table:table-row>
      </table:table>
      <table:table table:name="Cross_List_For_Proj2" table:style-name="ta2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2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5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6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6">
          <table:table-cell/>
          <table:table-cell office:value-type="float" office:value="6" table:style-name="ce8">
            <text:p>6</text:p>
          </table:table-cell>
          <table:table-cell table:style-name="ce8"/>
          <table:table-cell office:value-type="string" table:style-name="ce9">
            <text:p>Function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Function Prototypes</text:p>
          </table:table-cell>
          <table:table-cell office:value-type="string" table:style-name="ce9">
            <text:p>26 to 34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Always use prototypes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Pass by Value</text:p>
          </table:table-cell>
          <table:table-cell office:value-type="float" office:value="348" table:style-name="ce11">
            <text:p>348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return</text:p>
          </table:table-cell>
          <table:table-cell office:value-type="string" table:style-name="ce11">
            <text:p>290/299/350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A value from a function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returning boolean</text:p>
          </table:table-cell>
          <table:table-cell office:value-type="float" office:value="290" table:style-name="ce9">
            <text:p>29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Global Variables</text:p>
          </table:table-cell>
          <table:table-cell table:style-name="ce9"/>
          <table:table-cell office:value-type="string" table:style-name="ce8">
            <text:p>XXX</text:p>
          </table:table-cell>
          <table:table-cell office:value-type="string" table:style-name="ce9">
            <text:p>Do not use global variables -100 pts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tatic variables</text:p>
          </table:table-cell>
          <table:table-cell office:value-type="string" table:style-name="ce9">
            <text:p>none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defaulted arguments</text:p>
          </table:table-cell>
          <table:table-cell office:value-type="string" table:style-name="ce9">
            <text:p>30/31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pass by reference</text:p>
          </table:table-cell>
          <table:table-cell office:value-type="string" table:style-name="ce9">
            <text:p>323 to 325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overloading</text:p>
          </table:table-cell>
          <table:table-cell office:value-type="string" table:style-name="ce9">
            <text:p>27/28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exit() function</text:p>
          </table:table-cell>
          <table:table-cell office:value-type="float" office:value="106" table:style-name="ce9">
            <text:p>106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7" table:style-name="ce8">
            <text:p>7</text:p>
          </table:table-cell>
          <table:table-cell table:style-name="ce8"/>
          <table:table-cell office:value-type="string" table:style-name="ce9">
            <text:p>Array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string" table:style-name="ce12">
            <text:p>1 to 6</text:p>
          </table:table-cell>
          <table:table-cell office:value-type="string" table:style-name="ce9">
            <text:p>Single Dimensioned Arrays</text:p>
          </table:table-cell>
          <table:table-cell office:value-type="string" table:style-name="ce9">
            <text:p>26/27/33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Parallel Arrays</text:p>
          </table:table-cell>
          <table:table-cell office:value-type="string" table:style-name="ce9">
            <text:p>28/30/31/32/34</text:p>
          </table:table-cell>
          <table:table-cell office:value-type="float" office:value="2" table:style-name="ce8">
            <text:p>2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ingle Dimensioned as Function Arguments</text:p>
          </table:table-cell>
          <table:table-cell office:value-type="string" table:style-name="ce9">
            <text:p>28/30/31/32/34</text:p>
          </table:table-cell>
          <table:table-cell office:value-type="float" office:value="2" table:style-name="ce8">
            <text:p>2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2 Dimensioned Arrays</text:p>
          </table:table-cell>
          <table:table-cell office:value-type="string" table:style-name="ce9">
            <text:p>28/30/31/32/34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Emulate style in book/in class repositiory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STL Vectors</text:p>
          </table:table-cell>
          <table:table-cell office:value-type="string" table:style-name="ce9">
            <text:p>46/58</text:p>
          </table:table-cell>
          <table:table-cell office:value-type="float" office:value="2" table:style-name="ce8">
            <text:p>2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office:value-type="string" table:style-name="ce9">
            <text:p>Passing Arrays to and from Functions</text:p>
          </table:table-cell>
          <table:table-cell office:value-type="string" table:style-name="ce9">
            <text:p>30/92/337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office:value-type="string" table:style-name="ce9">
            <text:p>Passing Vectors to and from Functions</text:p>
          </table:table-cell>
          <table:table-cell office:value-type="string" table:style-name="ce9">
            <text:p>27/331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8" table:style-name="ce8">
            <text:p>8</text:p>
          </table:table-cell>
          <table:table-cell table:style-name="ce8"/>
          <table:table-cell office:value-type="string" table:style-name="ce9">
            <text:p>Searching and Sorting Array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Bubble Sort</text:p>
          </table:table-cell>
          <table:table-cell office:value-type="string" table:style-name="ce9">
            <text:p>31/319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Selection Sort</text:p>
          </table:table-cell>
          <table:table-cell office:value-type="string" table:style-name="ce9">
            <text:p>30/303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Linear or Binary Search</text:p>
          </table:table-cell>
          <table:table-cell office:value-type="float" office:value="293" table:style-name="ce9">
            <text:p>293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number-rows-repeated="2"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string" table:style-name="ce10">
            <text:p>****** Not required to show</text:p>
          </table:table-cell>
          <table:table-cell table:style-name="ce8"/>
          <table:table-cell table:style-name="ce9"/>
          <table:table-cell office:value-type="string" table:style-name="ce9">
            <text:p>Total</text:p>
          </table:table-cell>
          <table:table-cell office:value-type="float" office:value="66" table:style-name="ce8">
            <text:p>66</text:p>
          </table:table-cell>
          <table:table-cell office:value-type="string" table:style-name="ce9">
            <text:p>Other 30 points from Proj 1 first sheet tab</text:p>
          </table:table-cell>
          <table:table-cell table:number-columns-repeated="16377"/>
        </table:table-row>
        <table:table-row table:number-rows-repeated="1048520" table:style-name="ro6">
          <table:table-cell table:number-columns-repeated="16384"/>
        </table:table-row>
        <table:table-row table:number-rows-repeated="21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RCC RCCD</meta:initial-creator>
    <dc:creator>Antonio Gines</dc:creator>
    <meta:creation-date>2017-01-25T10:21:36Z</meta:creation-date>
    <dc:date>2018-02-08T03:34:46Z</dc:date>
    <meta:editing-cycles>20</meta:editing-cycles>
    <meta:editing-duration>PT4496S</meta:editing-duration>
  </office:meta>
</office:document-meta>
</file>